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epo layout</text:p>
      <text:p text:style-name="P1">===========</text:p>
      <text:p text:style-name="P1">wsgi/ - Externally exposed wsgi code goes</text:p>
      <text:p text:style-name="P1">wsgi/static/ - Public static content gets served here</text:p>
      <text:p text:style-name="P1">libs/ - Additional libraries</text:p>
      <text:p text:style-name="P1">data/ - For not-externally exposed wsgi code</text:p>
      <text:p text:style-name="P1">setup.py - Standard setup.py, specify deps here</text:p>
      <text:p text:style-name="P1">../data - For persistent data (also env var: OPENSHIFT_DATA_DIR)</text:p>
      <text:p text:style-name="P1">.openshift/action_hooks/pre_build - Script that gets run every git push before the build</text:p>
      <text:p text:style-name="P1">.openshift/action_hooks/build - Script that gets run every git push as part of the build process (on the CI system if available)</text:p>
      <text:p text:style-name="P1">.openshift/action_hooks/deploy - Script that gets run every git push after build but before the app is restarted</text:p>
      <text:p text:style-name="P1">.openshift/action_hooks/post_deploy - Script that gets run every git push after the app is restarted</text:p>
      <text:p text:style-name="P1"/>
      <text:p text:style-name="P1"/>
      <text:p text:style-name="P1">Environment Variables</text:p>
      <text:p text:style-name="P1">=====================</text:p>
      <text:p text:style-name="P1"/>
      <text:p text:style-name="P1">OpenShift provides several environment variables to reference for ease</text:p>
      <text:p text:style-name="P1">of use. <text:s/>The following list are some common variables but far from exhaustive:</text:p>
      <text:p text:style-name="P1"/>
      <text:p text:style-name="P1"><text:s text:c="4"/>os.environ['OPENSHIFT_APP_NAME'] <text:s/>- Application name</text:p>
      <text:p text:style-name="P1"><text:s text:c="4"/>os.environ['OPENSHIFT_DATA_DIR'] <text:s/>- For persistent storage (between pushes)</text:p>
      <text:p text:style-name="P1"><text:s text:c="4"/>os.environ['OPENSHIFT_TMP_DIR'] <text:s text:c="2"/>- Temp storage (unmodified files deleted after 10 days)</text:p>
      <text:p text:style-name="P1"/>
      <text:p text:style-name="P1">When embedding a database using 'rhc cartridge add', you can reference environment</text:p>
      <text:p text:style-name="P1">variables for username, host and password:</text:p>
      <text:p text:style-name="P1"/>
      <text:p text:style-name="P1">If you embed MySQL, then:</text:p>
      <text:p text:style-name="P1"/>
      <text:p text:style-name="P1"><text:s text:c="4"/>os.environ['OPENSHIFT_MYSQL_DB_HOST'] <text:s text:c="5"/>- DB host</text:p>
      <text:p text:style-name="P1"><text:s text:c="4"/>os.environ['OPENSHIFT_MYSQL_DB_PORT'] <text:s text:c="5"/>- DB Port</text:p>
      <text:p text:style-name="P1"><text:s text:c="4"/>os.environ['OPENSHIFT_MYSQL_DB_USERNAME'] <text:s/>- DB Username</text:p>
      <text:p text:style-name="P1"><text:s text:c="4"/>os.environ['OPENSHIFT_MYSQL_DB_PASSWORD'] <text:s/>- DB Password</text:p>
      <text:p text:style-name="P1"/>
      <text:p text:style-name="P1">To get a full list of environment variables, simply add a line in your</text:p>
      <text:p text:style-name="P1">.openshift/action_hooks/build script that says "export" and push.</text:p>
      <text:p text:style-name="P1"/>
      <text:p text:style-name="P1"/>
      <text:p text:style-name="P1">Notes about layout</text:p>
      <text:p text:style-name="P1">==================</text:p>
      <text:p text:style-name="P1">Please leave wsgi, libs and data directories but feel free to create additional</text:p>
      <text:p text:style-name="P1">directories if needed.</text:p>
      <text:p text:style-name="P1"/>
      <text:p text:style-name="P1"/>
      <text:p text:style-name="P1">Click this link http://dn304apitest1-daniel.apps.devcloud.eecs.qmul.ac.uk/ to see the ap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